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text-properties style:font-name="Tahoma" fo:font-weight="bold" officeooo:paragraph-rsid="0010ef2f" style:font-weight-asian="bold" style:font-name-complex="Tahoma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24779" officeooo:paragraph-rsid="00124779" style:font-weight-asian="bold" style:font-weight-complex="bold"/>
    </style:style>
    <style:style style:name="P7" style:family="paragraph" style:parent-style-name="Standard">
      <style:text-properties fo:font-weight="normal" officeooo:rsid="00124779" officeooo:paragraph-rsid="00124779" style:font-weight-asian="normal" style:font-weight-complex="normal"/>
    </style:style>
    <style:style style:name="P8" style:family="paragraph" style:parent-style-name="Standard">
      <style:text-properties fo:font-weight="normal" officeooo:rsid="0014a040" officeooo:paragraph-rsid="0014a040" style:font-weight-asian="normal" style:font-weight-complex="normal"/>
    </style:style>
    <style:style style:name="P9" style:family="paragraph" style:parent-style-name="Standard">
      <style:text-properties fo:font-weight="normal" officeooo:rsid="001d5bf1" officeooo:paragraph-rsid="001d5bf1" style:font-weight-asian="normal" style:font-weight-complex="normal"/>
    </style:style>
    <style:style style:name="P10" style:family="paragraph" style:parent-style-name="List_20_Contents">
      <style:text-properties fo:font-weight="normal" officeooo:rsid="00124779" officeooo:paragraph-rsid="00124779" style:font-weight-asian="normal" style:font-weight-complex="normal"/>
    </style:style>
    <style:style style:name="P11" style:family="paragraph" style:parent-style-name="List_20_Contents">
      <style:paragraph-properties fo:margin-top="0cm" fo:margin-bottom="0.499cm" loext:contextual-spacing="false"/>
    </style:style>
    <style:style style:name="P12" style:family="paragraph" style:parent-style-name="Standard" style:master-page-name="Standard">
      <style:paragraph-properties style:page-number="auto"/>
      <style:text-properties fo:font-weight="bold" officeooo:rsid="00124779" officeooo:paragraph-rsid="00124779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124779" officeooo:paragraph-rsid="00124779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24779" officeooo:paragraph-rsid="00140bcb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24779" officeooo:paragraph-rsid="00124779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24779" officeooo:paragraph-rsid="0012477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40bcb" officeooo:paragraph-rsid="00140bcb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4a040" officeooo:paragraph-rsid="0014a040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764c1" officeooo:paragraph-rsid="001764c1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9392e" officeooo:paragraph-rsid="0019392e" style:font-weight-asian="normal" style:font-weight-complex="normal"/>
    </style:style>
    <style:style style:name="P21" style:family="paragraph" style:parent-style-name="Standard">
      <style:text-properties fo:font-weight="normal" officeooo:rsid="0021376c" officeooo:paragraph-rsid="0021376c" style:font-weight-asian="normal" style:font-weight-complex="normal"/>
    </style:style>
    <style:style style:name="P22" style:family="paragraph" style:parent-style-name="Standard" style:list-style-name="L3">
      <style:text-properties fo:font-weight="bold" officeooo:rsid="00124779" officeooo:paragraph-rsid="00124779" style:font-weight-asian="bold" style:font-weight-complex="bold"/>
    </style:style>
    <style:style style:name="P23" style:family="paragraph" style:parent-style-name="Standard" style:list-style-name="L4">
      <style:text-properties fo:font-weight="bold" officeooo:rsid="00124779" officeooo:paragraph-rsid="00124779" style:font-weight-asian="bold" style:font-weight-complex="bold"/>
    </style:style>
    <style:style style:name="P24" style:family="paragraph" style:parent-style-name="Standard">
      <style:text-properties fo:font-weight="bold" officeooo:rsid="00124779" officeooo:paragraph-rsid="00124779" style:font-weight-asian="bold" style:font-weight-complex="bold"/>
    </style:style>
    <style:style style:name="T1" style:family="text">
      <style:text-properties fo:font-weight="normal" officeooo:rsid="0010ef2f" style:font-weight-asian="normal" style:font-weight-complex="normal"/>
    </style:style>
    <style:style style:name="T2" style:family="text">
      <style:text-properties fo:font-weight="normal" officeooo:rsid="001d258c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officeooo:rsid="00140bcb"/>
    </style:style>
    <style:style style:name="T5" style:family="text">
      <style:text-properties officeooo:rsid="001543d2"/>
    </style:style>
    <style:style style:name="T6" style:family="text">
      <style:text-properties officeooo:rsid="0015d7eb"/>
    </style:style>
    <style:style style:name="T7" style:family="text">
      <style:text-properties officeooo:rsid="001ad457"/>
    </style:style>
    <style:style style:name="T8" style:family="text">
      <style:text-properties officeooo:rsid="001c5b61"/>
    </style:style>
    <style:style style:name="T9" style:family="text">
      <style:text-properties officeooo:rsid="001d258c"/>
    </style:style>
    <style:style style:name="T10" style:family="text">
      <style:text-properties officeooo:rsid="001f3b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jercicio 1:</text:p>
      <text:p text:style-name="P6"/>
      <text:list xml:id="list1769691813108435692" text:style-name="L1">
        <text:list-item>
          <text:p text:style-name="P13">/<text:span text:style-name="T4">home/usuari1A</text:span></text:p>
        </text:list-item>
        <text:list-item>
          <text:p text:style-name="P17">errónea</text:p>
        </text:list-item>
        <text:list-item>
          <text:p text:style-name="P14">/<text:span text:style-name="T6">boot/grub</text:span></text:p>
        </text:list-item>
        <text:list-item>
          <text:p text:style-name="P18">errónea</text:p>
        </text:list-item>
        <text:list-item>
          <text:p text:style-name="P18">errónea</text:p>
        </text:list-item>
        <text:list-item>
          <text:p text:style-name="P18">/<text:span text:style-name="T5">boot/grub</text:span></text:p>
        </text:list-item>
      </text:list>
      <text:p text:style-name="P8"/>
      <text:p text:style-name="P6">Ejercicio 2:</text:p>
      <text:p text:style-name="P7"/>
      <text:list xml:id="list4962344828410901415" text:style-name="L2">
        <text:list-item>
          <text:p text:style-name="P19">cd ..</text:p>
        </text:list-item>
        <text:list-item>
          <text:p text:style-name="P19">cd ../../usuariA</text:p>
        </text:list-item>
        <text:list-item>
          <text:p text:style-name="P20">cd/../../../boot/grub</text:p>
        </text:list-item>
        <text:list-item>
          <text:p text:style-name="P20">cd ../usuariB/dirBB</text:p>
        </text:list-item>
        <text:list-item>
          <text:p text:style-name="P20">cd ../..</text:p>
        </text:list-item>
        <text:list-item>
          <text:p text:style-name="P20">../../home/usuariB/dirBB</text:p>
        </text:list-item>
      </text:list>
      <text:p text:style-name="P7"/>
      <text:p text:style-name="P6">Ejercicio 3:</text:p>
      <text:p text:style-name="P6"/>
      <text:p text:style-name="P21">En Windows las rutas absolutas empiezan siempre con el nombre de la unidad y las rutas relativas no.</text:p>
      <text:p text:style-name="P7"/>
      <text:p text:style-name="P6">Ejercicio 4:</text:p>
      <text:p text:style-name="P6"/>
      <text:p text:style-name="P10"><text:span text:style-name="T3">shareable | unshareable</text:span>: són els fitxers que es poden o no es poden compartir entre màquines diferents. </text:p>
      <text:p text:style-name="P11"><text:span text:style-name="T3">variable | static</text:span>: fitxers que no es modifiquen amb el temps (excepte noves versions) o fitxers que tenen canvis de forma continuada.</text:p>
      <text:p text:style-name="P6">Ejercicio 5:</text:p>
      <text:p text:style-name="P7"/>
      <text:p text:style-name="P6">Ejercicio 6:</text:p>
      <text:p text:style-name="P7"/>
      <text:p text:style-name="P7">/<text:span text:style-name="T7">var</text:span></text:p>
      <text:p text:style-name="P7"/>
      <text:p text:style-name="P6">Ejercicio 7:</text:p>
      <text:p text:style-name="P6"/>
      <text:list xml:id="list3688483255767798545" text:style-name="L3">
        <text:list-item>
          <text:p text:style-name="P22">/<text:span text:style-name="T2">etc</text:span></text:p>
        </text:list-item>
        <text:list-item>
          <text:p text:style-name="P22">/<text:span text:style-name="T8">proc</text:span></text:p>
        </text:list-item>
        <text:list-item>
          <text:p text:style-name="P15">/<text:span text:style-name="T9">usr</text:span></text:p>
        </text:list-item>
        <text:list-item>
          <text:p text:style-name="P15">/<text:span text:style-name="T9">var</text:span></text:p>
        </text:list-item>
      </text:list>
      <text:p text:style-name="P7"><text:soft-page-break/></text:p>
      <text:p text:style-name="P6">Ejercicio 8:</text:p>
      <text:p text:style-name="P6"/>
      <text:p text:style-name="P9">No té punt de muntatge. La RAM no es munta en lloc.</text:p>
      <text:p text:style-name="P7"/>
      <text:p text:style-name="P6">Ejercicio 9:</text:p>
      <text:p text:style-name="P7"/>
      <text:list xml:id="list6827549472501029257" text:style-name="L4">
        <text:list-item>
          <text:p text:style-name="P23">/<text:span text:style-name="T10">etc</text:span></text:p>
        </text:list-item>
        <text:list-item>
          <text:p text:style-name="P23">/<text:span text:style-name="T10">lib</text:span></text:p>
        </text:list-item>
        <text:list-item>
          <text:p text:style-name="P23">/<text:span text:style-name="T10">usr</text:span></text:p>
        </text:list-item>
        <text:list-item>
          <text:p text:style-name="P16">/<text:span text:style-name="T10">r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5.193cm"/>
    </style:style>
    <style:style style:name="Tabla2.C" style:family="table-column">
      <style:table-column-properties style:column-width="4.094cm"/>
    </style:style>
    <style:style style:name="Tabla2.D" style:family="table-column">
      <style:table-column-properties style:column-width="4.49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text-properties style:font-name="Tahoma" fo:font-weight="bold" officeooo:paragraph-rsid="0010ef2f" style:font-weight-asian="bold" style:font-name-complex="Tahoma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10ef2f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13 - Sistema de archivos I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8-02-13T18:42:22.407000000</dc:date>
    <meta:editing-cycles>27</meta:editing-cycles>
    <meta:editing-duration>PT1H6M33S</meta:editing-duration>
    <meta:generator>LibreOffice/5.2.2.2$Windows_X86_64 LibreOffice_project/8f96e87c890bf8fa77463cd4b640a2312823f3ad</meta:generator>
    <meta:document-statistic meta:table-count="2" meta:image-count="0" meta:object-count="0" meta:page-count="2" meta:paragraph-count="44" meta:word-count="153" meta:character-count="848" meta:non-whitespace-character-count="758"/>
  </office:meta>
</office:document-meta>
</file>